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RobotoDraft, Helvetica, Arial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87%" style:font-name="Roboto" fo:font-size="14pt" fo:letter-spacing="normal" fo:font-style="normal" fo:font-weight="normal" officeooo:paragraph-rsid="0018c336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87%" style:font-name="Roboto" fo:font-size="14pt" fo:letter-spacing="normal" fo:font-style="normal" fo:font-weight="normal" officeooo:rsid="0018c336" officeooo:paragraph-rsid="0018c336"/>
    </style:style>
    <style:style style:name="P3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87%" style:font-name="Roboto" fo:font-size="14pt" fo:letter-spacing="normal" fo:font-style="normal" fo:font-weight="normal" officeooo:rsid="0018c336" officeooo:paragraph-rsid="0018c33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alculate the average air temperature for all records.</text:p>
      <text:p text:style-name="P1">2. Calculate the maximum wind speed for each type of wind direction.</text:p>
      <text:p text:style-name="P1">3. Calculate the total estimated water depth for all records.</text:p>
      <text:p text:style-name="P1">4. Find the most common sea state code and its occurrence count.</text:p>
      <text:p text:style-name="P1">5. Calculate the average temperature and dew point for each month.</text:p>
      <text:p text:style-name="P1">6. Calculate the average elevation and maximum wind speed for each type of sky condition.</text:p>
      <text:p text:style-name="P1">7. Count the total number of documents in the collection.</text:p>
      <text:p text:style-name="P1">8. Match documents with a temperature greater than 25 degrees Celsius and visibility greater than 1000 meters.</text:p>
      <text:p text:style-name="P1">9. Count the number of documents with a visibility distance greater than 1000 meters.</text:p>
      <text:p text:style-name="P1">10. Count the number of documents with a precipitation discrepancy of "2".</text:p>
      <text:p text:style-name="P1">11. Match documents with a specific sky condition code (ceilingHeight.quality).</text:p>
      <text:p text:style-name="P1">12. Match documents with a specific quality code for air temperature and dew point.</text:p>
      <text:p text:style-name="P1">13. Match documents with a specific sea state code or visibility greater than 5000 meters.</text:p>
      <text:p text:style-name="P1">14. Find distinct values of the "sections" array.</text:p>
      <text:p text:style-name="P1">15. Retrieve unique "st" values along with their corresponding "dataSource" values.</text:p>
      <text:p text:style-name="P1">16. Get unique "ts" values for documents with a "quality" of "1" in the "air Temperature" field.</text:p>
      <text:p text:style-name="P1">17. Retrieve unique "value" and "quality" combinations from the "airTemperature" field.</text:p>
      <text:p text:style-name="P1">18. Calculate the average air temperature and dew point temperature and store the results in a new collection called "average_temperatures". (using mapReduce).</text:p>
      <text:p text:style-name="P1">19. Calculate the average wind speed for each station and store the results in a new collection called "average_wind_speed_by_station". (using mapReduce).</text:p>
      <text:p text:style-name="P1">20. Calculate the average sea surface temperature for each station and store the results in a new collection called "average_sea_surface_temperature_by_station". (using mapReduce).</text:p>
      <text:p text:style-name="P1"/>
      <text:p text:style-name="P1"/>
      <text:p text:style-name="P2"><text:soft-page-break/>ANSWERS</text:p>
      <text:p text:style-name="P2"/>
      <text:list text:style-name="L1">
        <text:list-item>
          <text:p text:style-name="P3">db.companies.aggregate({$group: {_id: 0,avgtemp: {$avg: "$air_temperature"}}})</text:p>
        </text:list-item>
        <text:list-item>
          <text:p text:style-name="P3">db.data.aggregate({$group: {_id: "$wind.type", maxWindspeed: {$max: "$wind.speed.rate"}}})</text:p>
        </text:list-item>
        <text:list-item>
          <text:p text:style-name="P3">db.data.aggregate({$group: {_id: 0, totalWaterDepth: {$sum: "$precipitationEstimatedObservation.estimatedWaterDepth"}}})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RobotoDraft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8:43:05.485900564</meta:creation-date>
    <dc:date>2024-09-15T19:23:15.813593541</dc:date>
    <meta:editing-duration>PT29M59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2" meta:paragraph-count="25" meta:word-count="295" meta:character-count="2094" meta:non-whitespace-character-count="1827"/>
  </office:meta>
</office:document-meta>
</file>